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2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О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7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6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4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3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0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5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6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 table:number-rows-repeated="104852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.00.0000</text:date>, <text:time style:data-style-name="N2" text:time-value="19:52:25.792671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40:55.016146612</meta:creation-date>
    <dc:date>2023-11-28T20:41:01.225802201</dc:date>
    <meta:editing-duration>PT3H51M35S</meta:editing-duration>
    <meta:editing-cycles>7</meta:editing-cycles>
    <meta:generator>LibreOffice/7.6.2.1$Linux_X86_64 LibreOffice_project/60$Build-1</meta:generator>
    <meta:document-statistic meta:table-count="1" meta:cell-count="565" meta:object-count="0"/>
  </office:meta>
</office:document-meta>
</file>